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a3518" officeooo:paragraph-rsid="000a3518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99488" officeooo:paragraph-rsid="00099488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a3518" officeooo:paragraph-rsid="000a351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aa0b2" officeooo:paragraph-rsid="000aa0b2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ab07e" officeooo:paragraph-rsid="000ab07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99488" officeooo:paragraph-rsid="00099488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aa0b2" officeooo:paragraph-rsid="000aa0b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0ab07e" officeooo:paragraph-rsid="000ab07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bold" officeooo:rsid="000c40a4" officeooo:paragraph-rsid="000c40a4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c40a4" officeooo:paragraph-rsid="000c40a4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c40a4" officeooo:paragraph-rsid="000c40a4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aa0b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3518" style:font-weight-asian="bold" style:font-weight-complex="bold"/>
    </style:style>
    <style:style style:name="T5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Virtualizaci</text:span><text:span text:style-name="T4">ó</text:span><text:span text:style-name="T3">n con Virtual Box</text:span></text:p>
      <text:p text:style-name="P2"/>
      <text:p text:style-name="P3"><text:span text:style-name="T1">Web con maquinas virtuales ya instaladas</text:span>: <text:a xlink:type="simple" xlink:href="http://www.osboxes.org/" text:style-name="Internet_20_link" text:visited-style-name="Visited_20_Internet_20_Link"><text:span text:style-name="T2">www.osboxes.org</text:span></text:a></text:p>
      <text:p text:style-name="P4"><text:span text:style-name="T1">Inspector de red</text:span>: <text:a xlink:type="simple" xlink:href="http://www.whireshark.org/" text:style-name="Internet_20_link" text:visited-style-name="Visited_20_Internet_20_Link">www.whireshark.org</text:a></text:p>
      <text:p text:style-name="P4"/>
      <text:p text:style-name="P4"/>
      <text:p text:style-name="P9"><text:span text:style-name="T1">Definiciones para el final</text:span>:</text:p>
      <text:p text:style-name="P9"/>
      <text:p text:style-name="P5"><text:span text:style-name="T1">Lenguaje maquina</text:span>: Binario.</text:p>
      <text:p text:style-name="P5"/>
      <text:p text:style-name="P5"><text:span text:style-name="T1">Assembler</text:span>: Es el primer nivel de abstraccion.</text:p>
      <text:p text:style-name="P5"/>
      <text:p text:style-name="P5"><text:span text:style-name="T1">GNU</text:span>: Aplicaciónes fundamentales. Sin el kernel de linux.</text:p>
      <text:p text:style-name="P5"/>
      <text:p text:style-name="P5"><text:span text:style-name="T1">Libertades del software</text:span>:</text:p>
      <text:p text:style-name="P5"/>
      <text:p text:style-name="P5"><text:span text:style-name="T1">Copyleft</text:span>:</text:p>
      <text:p text:style-name="P5"/>
      <text:p text:style-name="P5"/>
      <text:p text:style-name="P10">Comandos de linux<text:span text:style-name="T5">:</text:span></text:p>
      <text:p text:style-name="P10"/>
      <text:p text:style-name="P11"><text:span text:style-name="T5">touch NOMBRE_ARCHIVO: Crea un archivo vacio.</text:span></text:p>
      <text:p text:style-name="P11"/>
      <text:p text:style-name="P11"><text:span text:style-name="T5">CMD &gt; ARCHIVO : Con el signo mayor (&gt;) se escribe la salida del CMD en el ARCHIVO.</text:span></text:p>
      <text:p text:style-name="P11"/>
      <text:p text:style-name="P11"><text:span text:style-name="T5">CMD1 | CMD2: El pipe ( | ) lo que hace es redireccionar la salida de CMD1 al CMD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a3518" officeooo:paragraph-rsid="000a3518"/>
    </style:style>
    <style:page-layout style:name="Mpm1">
      <style:page-layout-properties fo:page-width="21.001cm" fo:page-height="29.7cm" style:num-format="1" style:print-orientation="portrait" fo:margin-top="0.529cm" fo:margin-bottom="2cm" fo:margin-left="0.953cm" fo:margin-right="1.15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istemas Operativos -Clase 3 – 11/04/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o </meta:initial-creator>
    <meta:creation-date>2018-04-11T18:40:57.997565148</meta:creation-date>
    <dc:date>2018-04-11T22:18:53.646050968</dc:date>
    <dc:creator>alumno </dc:creator>
    <meta:editing-duration>PT1H59M55S</meta:editing-duration>
    <meta:editing-cycles>6</meta:editing-cycles>
    <meta:generator>LibreOffice/4.3.3.2$Linux_X86_64 LibreOffice_project/430m0$Build-2</meta:generator>
    <meta:document-statistic meta:table-count="0" meta:image-count="0" meta:object-count="0" meta:page-count="1" meta:paragraph-count="14" meta:word-count="92" meta:character-count="577" meta:non-whitespace-character-count="498"/>
  </office:meta>
</office:document-meta>
</file>